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ngs to find out. </text:p>
      <text:p text:style-name="Standard"/>
      <text:p text:style-name="Standard">CSS design. </text:p>
      <text:p text:style-name="Standard"/>
      <text:p text:style-name="Standard">Padding and borders. </text:p>
      <text:p text:style-name="Standard"/>
      <text:p text:style-name="Standard"/>
      <text:p text:style-name="Standard">How to change base imageclasses for cadetbuttons and make them generally disabled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2T19:52:53.56</meta:creation-date>
    <meta:document-statistic meta:table-count="0" meta:image-count="0" meta:object-count="0" meta:page-count="1" meta:paragraph-count="4" meta:word-count="21" meta:character-count="136"/>
    <dc:date>2016-08-12T19:54:20.07</dc:date>
    <meta:editing-duration>PT1M27S</meta:editing-duration>
    <meta:editing-cycles>1</meta:editing-cycles>
    <meta:generator>OpenOffice/4.1.1$Win32 OpenOffice.org_project/411m6$Build-9775</meta:generator>
  </office:meta>
</office:document-meta>
</file>